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55eb" officeooo:paragraph-rsid="001055eb"/>
    </style:style>
    <style:style style:name="P2" style:family="paragraph" style:parent-style-name="Standard">
      <style:text-properties officeooo:rsid="0012011e" officeooo:paragraph-rsid="0012011e"/>
    </style:style>
    <style:style style:name="P3" style:family="paragraph" style:parent-style-name="Standard">
      <style:text-properties officeooo:rsid="0012e9de" officeooo:paragraph-rsid="0012e9de"/>
    </style:style>
    <style:style style:name="P4" style:family="paragraph" style:parent-style-name="Standard">
      <style:text-properties officeooo:paragraph-rsid="001055eb"/>
    </style:style>
    <style:style style:name="T1" style:family="text">
      <style:text-properties officeooo:rsid="001055eb"/>
    </style:style>
    <style:style style:name="T2" style:family="text">
      <style:text-properties officeooo:rsid="001201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Ouest-ce que </text:span>Symfony<text:span text:style-name="T1"> et pourquoi?</text:span></text:p>
      <text:p text:style-name="P1"/>
      <text:p text:style-name="P1">Symfony est un framework PHP, une sorte de <text:s/>boite à outils pour développeur, facilitant et accélérant le travail de développeur web.</text:p>
      <text:p text:style-name="P1">En effet Symfony dispose d’un grand nombres de «Briques» que l’on nome Bundle, permettant l’automatisation de certaines tâche, <text:span text:style-name="T2">ou bien même des fonctionnalité complexe.</text:span> <text:span text:style-name="T2">O</text:span>n évite de cette manière la «réinvention de la roue».</text:p>
      <text:p text:style-name="P1"/>
      <text:p text:style-name="P2">Pourquoi l’utilisation de Symfony dans le projet ?</text:p>
      <text:p text:style-name="P2"/>
      <text:p text:style-name="P2">Mis à part que la technologie soit imposer, Symfony entre très bien dans le cadre de ce projet.</text:p>
      <text:p text:style-name="P2">En effet l’utilisation de peu de Bundle couvre la majeur partie des besoins du site CarcassonneImmo.</text:p>
      <text:p text:style-name="P2"><text:s/>- FosUserBundle, en quelques minutes nous gérons un système d’utilisateurs complet.</text:p>
      <text:p text:style-name="P2"><text:s/>- EasyAdim, lui nous permet d’obtenir un back office complet et très efficace en quelque minutes également.</text:p>
      <text:p text:style-name="P2">- Vichuploader Quand à lui, nous offre la gestion d’une image, de manière très simple et très rapide.</text:p>
      <text:p text:style-name="P2">- Assetic nous permet une installation de bootstrap et d’un environnement de travail css, js de manière efficace et propre.</text:p>
      <text:p text:style-name="P2"/>
      <text:p text:style-name="P2">La création de base de données, de table et la création de C.R.U.D via Symfony est simple et efficace, la documentation officiel du framework, est clair, complète, nous permettant de travailler dans de bonne condition.</text:p>
      <text:p text:style-name="P2"/>
      <text:p text:style-name="P3">Pour toutes ces raisons l’utilisation du framework Symfony était importante.</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7T11:08:44.746711765</meta:creation-date>
    <dc:date>2018-02-07T11:34:19.571424272</dc:date>
    <meta:editing-duration>PT2M43S</meta:editing-duration>
    <meta:editing-cycles>1</meta:editing-cycles>
    <meta:document-statistic meta:table-count="0" meta:image-count="0" meta:object-count="0" meta:page-count="1" meta:paragraph-count="12" meta:word-count="213" meta:character-count="1343" meta:non-whitespace-character-count="1139"/>
    <meta:generator>LibreOffice/5.1.6.2$Linux_X86_64 LibreOffice_project/10m0$Build-2</meta:generator>
  </office:meta>
</office:document-meta>
</file>